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7e27" officeooo:paragraph-rsid="000e7e27"/>
    </style:style>
    <style:style style:name="P2" style:family="paragraph" style:parent-style-name="Standard">
      <style:paragraph-properties fo:text-align="center" style:justify-single-word="false"/>
      <style:text-properties officeooo:rsid="000e7e27" officeooo:paragraph-rsid="000e7e27"/>
    </style:style>
    <style:style style:name="P3" style:family="paragraph" style:parent-style-name="Standard">
      <style:text-properties fo:font-style="italic" officeooo:rsid="000e7e27" officeooo:paragraph-rsid="000e7e27" style:font-style-asian="italic" style:font-style-complex="italic"/>
    </style:style>
    <style:style style:name="P4" style:family="paragraph" style:parent-style-name="Standard">
      <style:text-properties officeooo:rsid="000fd367" officeooo:paragraph-rsid="000fd367"/>
    </style:style>
    <style:style style:name="P5" style:family="paragraph" style:parent-style-name="Standard">
      <style:text-properties officeooo:rsid="000ffeb7" officeooo:paragraph-rsid="000ffeb7"/>
    </style:style>
    <style:style style:name="P6" style:family="paragraph" style:parent-style-name="Standard">
      <style:text-properties officeooo:rsid="0010f89d" officeooo:paragraph-rsid="0010f89d"/>
    </style:style>
    <style:style style:name="P7" style:family="paragraph" style:parent-style-name="Standard">
      <style:text-properties officeooo:rsid="001234e7" officeooo:paragraph-rsid="0010f89d"/>
    </style:style>
    <style:style style:name="P8" style:family="paragraph" style:parent-style-name="Standard">
      <style:text-properties officeooo:rsid="001234e7" officeooo:paragraph-rsid="001234e7"/>
    </style:style>
    <style:style style:name="P9" style:family="paragraph" style:parent-style-name="Standard">
      <style:text-properties officeooo:rsid="0013b9e5" officeooo:paragraph-rsid="0013b9e5"/>
    </style:style>
    <style:style style:name="P10" style:family="paragraph" style:parent-style-name="Standard">
      <style:text-properties officeooo:rsid="001554f9" officeooo:paragraph-rsid="001554f9"/>
    </style:style>
    <style:style style:name="P11" style:family="paragraph" style:parent-style-name="Heading_20_3">
      <style:paragraph-properties fo:break-before="page"/>
    </style:style>
    <style:style style:name="T1" style:family="text">
      <style:text-properties officeooo:rsid="000fd367"/>
    </style:style>
    <style:style style:name="T2" style:family="text">
      <style:text-properties style:text-position="sub 58%"/>
    </style:style>
    <style:style style:name="T3" style:family="text">
      <style:text-properties officeooo:rsid="000ffeb7"/>
    </style:style>
    <style:style style:name="T4" style:family="text">
      <style:text-properties officeooo:rsid="0010f89d"/>
    </style:style>
    <style:style style:name="T5" style:family="text">
      <style:text-properties officeooo:rsid="001234e7"/>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0ffeb7"/>
    </style:style>
    <style:style style:name="T9" style:family="text">
      <style:text-properties fo:font-size="8pt" style:font-size-asian="8pt" style:font-size-complex="8pt"/>
    </style:style>
    <style:style style:name="T10" style:family="text">
      <style:text-properties officeooo:rsid="0016e9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vatar Binary Relations</text:p>
      <text:p text:style-name="P2">by Sven Nilsen, 2020</text:p>
      <text:p text:style-name="P1"/>
      <text:p text:style-name="P3">In this paper I introduce avatar binary relations, that satisfies avatar extensions.</text:p>
      <text:p text:style-name="P1"/>
      <text:p text:style-name="P1">In the paper “Unique Universal Binary Relations”<text:span text:style-name="T7"><text:reference-ref text:reference-format="text" text:ref-name="unique universal binary relations">[1]</text:reference-ref></text:span>, I introduced binary relations with the axioms:</text:p>
      <text:p text:style-name="P1"/>
      <text:p text:style-name="P1"><text:tab/>p(a, b)<text:tab/><text:tab/>role_of(b) = p<text:tab/><text:tab/>p(a) = b</text:p>
      <text:p text:style-name="P1"/>
      <text:p text:style-name="P1">By using roles, this makes it possible to use `(a, b)` to completely specify the relation.<text:line-break/>This simplifies modeling of theories w<text:span text:style-name="T5">ith many</text:span> constraints, <text:span text:style-name="T1">compared to using unconstrained relations</text:span>.</text:p>
      <text:p text:style-name="P1"/>
      <text:p text:style-name="P1">The problem is that this logic is sometimes too constrained, which led to the idea of <text:span text:style-name="T5">using </text:span>avatars.</text:p>
      <text:p text:style-name="P1"/>
      <text:p text:style-name="P4">An 1-avatar <text:span text:style-name="T5">`q’`</text:span> <text:span text:style-name="T5">in this logic </text:span>is way of lifting up a symbol <text:span text:style-name="T5">`b`</text:span> such that it can be assigned a new role:</text:p>
      <text:p text:style-name="P4"/>
      <text:p text:style-name="P4"><text:tab/>p<text:span text:style-name="T2">2</text:span>(a, q’(b))<text:tab/>role_of(q’(b)) = p<text:span text:style-name="T2">2</text:span><text:tab/>p<text:span text:style-name="T2">2</text:span>(a) = <text:span text:style-name="T3">q’(</text:span>b<text:span text:style-name="T3">)</text:span></text:p>
      <text:p text:style-name="P4"/>
      <text:p text:style-name="P4">This solves the problem of relaxing constraints for universality, but it does not relax uniqueness.</text:p>
      <text:p text:style-name="P4">Yet, Avatar Graphs<text:span text:style-name="T7"><text:reference-ref text:reference-format="text" text:ref-name="avatar graphs">[2]</text:reference-ref></text:span> were used to make a guess of how this pattern generalizes into higher dimensions.</text:p>
      <text:p text:style-name="P6">It was understood that 2-avatars and higher avatars need to “integrate information” of lower avatars.</text:p>
      <text:p text:style-name="P4"/>
      <text:p text:style-name="P4">During a discussion with Cristian Urlea about Avatar Graphs<text:span text:style-name="T7"><text:reference-ref text:reference-format="text" text:ref-name="applied category theory server">[3]</text:reference-ref></text:span>, he realize<text:span text:style-name="T4">d</text:span> an important insight about the interpretation: Avatar Graphs represents the role totality of the core. With other words, a kind of space covering representation. <text:span text:style-name="T3">I connected this with permutations as paths along an n-cube</text:span><text:span text:style-name="T8"><text:reference-ref text:reference-format="text" text:ref-name="permutations as cubical paths">[4]</text:reference-ref></text:span><text:span text:style-name="T3">. This idea lets one simplify an n-avatar to a theory that creates different contexts over permutations:</text:span></text:p>
      <text:p text:style-name="P4"/>
      <text:p text:style-name="P4"><text:tab/><text:span text:style-name="T3">x = a, y = b<text:tab/><text:tab/>Permutations of assignments over a set `{a, b}` is a 2-avatar (2 elements)</text:span></text:p>
      <text:p text:style-name="P4"><text:tab/><text:span text:style-name="T3">x = b, y = a</text:span></text:p>
      <text:p text:style-name="P4"/>
      <text:p text:style-name="P4"><text:tab/><text:span text:style-name="T3">p(x, q’(y))<text:tab/>role_of(q’(y)) = p<text:tab/>p(x) = q’(y)<text:tab/>Uniqueness interpreted in different contexts</text:span></text:p>
      <text:p text:style-name="P4"/>
      <text:p text:style-name="P5">It turns out that this interpretation can be reduced to the following axioms:</text:p>
      <text:p text:style-name="P5"/>
      <text:p text:style-name="P5"><text:tab/>p(a, q’(b))<text:tab/>role_of(q’(b)) = p<text:tab/>p(a) = <text:span text:style-name="T4">{</text:span>q’(_)<text:span text:style-name="T4">} : ∋ q’(b)</text:span></text:p>
      <text:p text:style-name="P5"/>
      <text:p text:style-name="P6">The last axiom means that uniqueness is relaxed to a set containing only elements of the same 1-avatar.</text:p>
      <text:p text:style-name="P6">This set contains the right argument of the relation.</text:p>
      <text:p text:style-name="P6"/>
      <text:p text:style-name="P10">The intuition behind the reduction from uniqueness interpreted in different contexts to the axioms is explained in more detail in the paper “Introduction to Avatar Graphs”<text:span text:style-name="T7"><text:reference-ref text:reference-format="text" text:ref-name="introduction to avatar graphs">[5]</text:reference-ref></text:span>. The basic idea is that 1-avatar<text:span text:style-name="T10">s</text:span> “locate” the places in a theory where relational constraints must be weakened under permutations. The over-constrained theory uses unique 1-avatars to explain how relational constraints are “subjective”. When weakening these relational constraints, the theory becomes “objective”, meaning that it fits the model of “many”, formally as invariant over permutations. This “subjective” and “objective” distinction is also related to Synchronizability and Cosynchronizability<text:span text:style-name="T7"><text:reference-ref text:reference-format="text" text:ref-name="sync and cosync">[6]</text:reference-ref></text:span>.</text:p>
      <text:h text:style-name="P11" text:outline-level="3">References:</text:h>
      <text:p text:style-name="P7"/>
      <text:p text:style-name="P8"><text:reference-mark-start text:name="unique universal binary relations"/>[1]<text:reference-mark-end text:name="unique universal binary relations"/><text:tab/>“Unique Universal Binary Relations”</text:p>
      <text:p text:style-name="P8"><text:tab/>Sven Nilsen, 2020</text:p>
      <text:p text:style-name="P8"><text:tab/><text:a xlink:type="simple" xlink:href="https://github.com/advancedresearch/path_semantics/blob/master/papers-wip/unique-universal-binary-relations.pdf" text:style-name="Internet_20_link" text:visited-style-name="Visited_20_Internet_20_Link"><text:span text:style-name="T6">https://github.com/advancedresearch/path_semantics/blob/master/papers-wip/unique-universal-binary-relations.pdf</text:span></text:a></text:p>
      <text:p text:style-name="P8"/>
      <text:p text:style-name="P9"><text:reference-mark-start text:name="avatar graphs"/>[2]<text:reference-mark-end text:name="avatar graphs"/><text:tab/>“Avatar Graphs”</text:p>
      <text:p text:style-name="P9"><text:tab/>Sven Nilsen, 2020</text:p>
      <text:p text:style-name="P9"><text:tab/><text:a xlink:type="simple" xlink:href="https://github.com/advancedresearch/path_semantics/blob/master/papers-wip/avatar-graphs.pdf" text:style-name="Internet_20_link" text:visited-style-name="Visited_20_Internet_20_Link"><text:span text:style-name="T6">https://github.com/advancedresearch/path_semantics/blob/master/papers-wip/avatar-graphs.pdf</text:span></text:a></text:p>
      <text:p text:style-name="P9"/>
      <text:p text:style-name="P9"><text:reference-mark-start text:name="applied category theory server"/>[3]<text:reference-mark-end text:name="applied category theory server"/><text:tab/>“Applied Category Theory Server”</text:p>
      <text:p text:style-name="P9"><text:tab/>Discord</text:p>
      <text:p text:style-name="P9"><text:tab/><text:a xlink:type="simple" xlink:href="https://discord.gg/vzukJWC" text:style-name="Internet_20_link" text:visited-style-name="Visited_20_Internet_20_Link">https://discord.gg/vzukJWC</text:a></text:p>
      <text:p text:style-name="P9"/>
      <text:p text:style-name="P9"><text:reference-mark-start text:name="permutations as cubical paths"/>[4]<text:reference-mark-end text:name="permutations as cubical paths"/><text:tab/>“Permutations as Cubical Paths”</text:p>
      <text:p text:style-name="P9"><text:tab/>Sven Nilsen, 2020</text:p>
      <text:p text:style-name="P9"><text:tab/><text:a xlink:type="simple" xlink:href="https://github.com/advancedresearch/path_semantics/blob/master/papers-wip/permutations-as-cubical-paths.pdf" text:style-name="Internet_20_link" text:visited-style-name="Visited_20_Internet_20_Link"><text:span text:style-name="T6">https://github.com/advancedresearch/path_semantics/blob/master/papers-wip/permutations-as-cubical-paths.pdf</text:span></text:a></text:p>
      <text:p text:style-name="P9"/>
      <text:p text:style-name="P10"><text:reference-mark-start text:name="introduction to avatar graphs"/>[5]<text:reference-mark-end text:name="introduction to avatar graphs"/><text:tab/>“Introduction to Avatar Graphs”</text:p>
      <text:p text:style-name="P10"><text:tab/>Sven Nilsen, 2020</text:p>
      <text:p text:style-name="P10"><text:tab/><text:a xlink:type="simple" xlink:href="https://github.com/advancedresearch/path_semantics/blob/master/papers-wip/introduction-to-avatar-graphs.pdf" text:style-name="Internet_20_link" text:visited-style-name="Visited_20_Internet_20_Link"><text:span text:style-name="T6">https://github.com/advancedresearch/path_semantics/blob/master/papers-wip/introduction-to-avatar-graphs.pdf</text:span></text:a></text:p>
      <text:p text:style-name="P10"/>
      <text:p text:style-name="P10"><text:reference-mark-start text:name="sync and cosync"/>[6]<text:reference-mark-end text:name="sync and cosync"/><text:tab/>“Synchronizability and Cosynchronizability”</text:p>
      <text:p text:style-name="P10"><text:tab/>Sven Nilsen, 2021</text:p>
      <text:p text:style-name="P10"><text:tab/><text:a xlink:type="simple" xlink:href="https://github.com/advancedresearch/path_semantics/blob/master/papers-wip/synchronizability-and-cosynchronizability.pdf" text:style-name="Internet_20_link" text:visited-style-name="Visited_20_Internet_20_Link"><text:span text:style-name="T9">https://github.com/advancedresearch/path_semantics/blob/master/papers-wip/synchronizability-and-cosynchronizability.pdf</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5:33:20.057935000</meta:creation-date>
    <dc:date>2021-04-20T21:45:44.829636000</dc:date>
    <meta:editing-duration>PT16M42S</meta:editing-duration>
    <meta:editing-cycles>5</meta:editing-cycles>
    <meta:generator>LibreOffice/5.1.2.2$MacOSX_X86_64 LibreOffice_project/d3bf12ecb743fc0d20e0be0c58ca359301eb705f</meta:generator>
    <meta:document-statistic meta:table-count="0" meta:image-count="0" meta:object-count="0" meta:page-count="2" meta:paragraph-count="40" meta:word-count="459" meta:character-count="3462" meta:non-whitespace-character-count="3022"/>
  </office:meta>
</office:document-meta>
</file>